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onaco" svg:font-family="Monaco"/>
  </office:font-face-decls>
  <office:automatic-styles>
    <style:style style:name="P1" style:family="paragraph" style:parent-style-name="Standard">
      <style:text-properties style:font-name="Monaco" fo:font-size="14.0pt" fo:color="#14986a" fo:background-color="#000000"/>
    </style:style>
    <style:style style:name="P2" style:family="paragraph" style:parent-style-name="Standard">
      <style:text-properties style:font-name="Monaco" fo:font-size="14.0pt" fo:color="#d41466" fo:background-color="#000000"/>
    </style:style>
    <style:style style:name="T1" style:family="text">
      <style:text-properties fo:letter-spacing="0.0000in"/>
    </style:style>
    <style:style style:name="T2" style:family="text">
      <style:text-properties fo:letter-spacing="0.0000in" fo:color="#14986a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date,price</text:span></text:p>
      <text:p text:style-name="P2"><text:span text:style-name="T1">2022-01-01</text:span><text:span text:style-name="T2">,100</text:span></text:p>
      <text:p text:style-name="P2"><text:span text:style-name="T1">2022-01-02</text:span><text:span text:style-name="T2">,101</text:span></text:p>
      <text:p text:style-name="P2"><text:span text:style-name="T1">2022-01-03</text:span><text:span text:style-name="T2">,102</text:span></text:p>
      <text:p text:style-name="P2"><text:span text:style-name="T1">2022-01-04</text:span><text:span text:style-name="T2">,10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</meta:generator>
  </office:meta>
</office:document-meta>
</file>